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weight="bold" officeooo:rsid="00141e27" officeooo:paragraph-rsid="00141e27" style:font-weight-asian="bold" style:font-weight-complex="bold"/>
    </style:style>
    <style:style style:name="P2" style:family="paragraph" style:parent-style-name="Standard">
      <style:text-properties style:font-name="Consolas" fo:font-weight="normal" officeooo:rsid="00141e27" officeooo:paragraph-rsid="00141e27" style:font-weight-asian="normal" style:font-weight-complex="normal"/>
    </style:style>
    <style:style style:name="P3" style:family="paragraph" style:parent-style-name="Standard">
      <style:text-properties style:font-name="Consolas" fo:font-weight="normal" officeooo:rsid="00141e27" officeooo:paragraph-rsid="00141e27" style:font-weight-asian="normal" style:font-weight-complex="normal"/>
    </style:style>
    <style:style style:name="P4" style:family="paragraph" style:parent-style-name="Standard">
      <style:text-properties style:font-name="Consolas" fo:font-weight="normal" officeooo:rsid="00141e27" officeooo:paragraph-rsid="00159ade" style:font-weight-asian="normal" style:font-weight-complex="normal"/>
    </style:style>
    <style:style style:name="P5" style:family="paragraph" style:parent-style-name="Standard">
      <style:text-properties style:font-name="Consolas" fo:font-weight="normal" officeooo:rsid="00141e27" officeooo:paragraph-rsid="00175002" style:font-weight-asian="normal" style:font-weight-complex="normal"/>
    </style:style>
    <style:style style:name="T1" style:family="text">
      <style:text-properties officeooo:rsid="00159ade"/>
    </style:style>
    <style:style style:name="T2" style:family="text">
      <style:text-properties officeooo:rsid="001750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tihan Graph</text:p>
      <text:p text:style-name="P2">constant NIL: pointer</text:p>
      <text:p text:style-name="P2"/>
      <text:p text:style-name="P2">type AdrNode: pointer to Node</text:p>
      <text:p text:style-name="P2">type AdrSuccNode: pointer to SuccNode</text:p>
      <text:p text:style-name="P2"/>
      <text:p text:style-name="P2">type Node: &lt; </text:p>
      <text:p text:style-name="P2"><text:s text:c="4"/>id: integer, <text:s text:c="13"/>{ Identitas simpul }</text:p>
      <text:p text:style-name="P2"><text:s text:c="4"/>nPred: integer, <text:s text:c="10"/>{ Jumlah busur masuk }</text:p>
      <text:p text:style-name="P2"><text:s text:c="4"/>trail: AdrSuccNode, <text:s text:c="6"/>{ List busur keluar }</text:p>
      <text:p text:style-name="P2"><text:s text:c="4"/>next: AdrNode <text:s text:c="12"/>{ Pointer ke simpul berikutnya }</text:p>
      <text:p text:style-name="P2">&gt;</text:p>
      <text:p text:style-name="P2"/>
      <text:p text:style-name="P2">type SuccNode: &lt;</text:p>
      <text:p text:style-name="P2"><text:s text:c="4"/>succ: AdrNode, <text:s text:c="11"/>{ Pointer ke simpul tujuan (successor) }</text:p>
      <text:p text:style-name="P2"><text:s text:c="4"/>next: AdrSuccNode <text:s text:c="8"/>{ Pointer ke successor berikutnya }</text:p>
      <text:p text:style-name="P2">&gt;</text:p>
      <text:p text:style-name="P2"/>
      <text:p text:style-name="P2">type Graph: &lt;</text:p>
      <text:p text:style-name="P2"><text:s text:c="4"/>first: AdrNode <text:s text:c="11"/>{ Pointer ke simpul pertama dalam graph }</text:p>
      <text:p text:style-name="P2">&gt;</text:p>
      <text:p text:style-name="P2"/>
      <text:p text:style-name="P2">procedure CreateGraph(input x: integer, output g: Graph)</text:p>
      <text:p text:style-name="P2">{ Membuat graph dengan satu simpul ber-ID x }</text:p>
      <text:p text:style-name="P2"><text:s text:c="4"/>g.first ← newGraphNode(x)<text:line-break/><text:line-break/>function newGraphNode(x: integer) → AdrNode</text:p>
      <text:p text:style-name="P2">{ Mengalokasikan simpul baru dengan ID x }</text:p>
      <text:p text:style-name="P2"><text:s text:c="4"/>alokasi memori untuk Node → p</text:p>
      <text:p text:style-name="P2"><text:s text:c="4"/>if p ≠ NIL then</text:p>
      <text:p text:style-name="P2"><text:s text:c="8"/>p.id ← x</text:p>
      <text:p text:style-name="P2"><text:s text:c="8"/>p.nPred ← 0</text:p>
      <text:p text:style-name="P2"><text:s text:c="8"/>p.trail ← NIL</text:p>
      <text:p text:style-name="P2"><text:s text:c="8"/>p.next ← NIL</text:p>
      <text:p text:style-name="P2"><text:s text:c="4"/>return p</text:p>
      <text:p text:style-name="P2"/>
      <text:p text:style-name="P2">procedure deallocGraphNode(input p: AdrNode)</text:p>
      <text:p text:style-name="P2">{ Mengembalikan simpul ke sistem }</text:p>
      <text:p text:style-name="P2"><text:s text:c="4"/>free(p)</text:p>
      <text:p text:style-name="P2"/>
      <text:p text:style-name="P2">function newSuccNode(pn: AdrNode) → AdrSuccNode</text:p>
      <text:p text:style-name="P2">{ Mengalokasikan simpul successor baru menuju simpul pn }</text:p>
      <text:p text:style-name="P2"><text:s text:c="4"/>alokasi memori untuk SuccNode → pt</text:p>
      <text:p text:style-name="P2"><text:s text:c="4"/>if pt ≠ NIL then</text:p>
      <text:p text:style-name="P2"><text:s text:c="8"/>pt.succ ← pn</text:p>
      <text:p text:style-name="P2"><text:s text:c="8"/>pt.next ← NIL</text:p>
      <text:p text:style-name="P2"><text:s text:c="4"/>return pt</text:p>
      <text:p text:style-name="P2"/>
      <text:p text:style-name="P2">procedure deallocSuccNode(input p: AdrSuccNode)</text:p>
      <text:p text:style-name="P2"><text:s text:c="4"/><text:span text:style-name="T1">free</text:span>(p)</text:p>
      <text:p text:style-name="P2">function searchNode(g: Graph, x: integer) → AdrNode</text:p>
      <text:p text:style-name="P2"><text:soft-page-break/><text:s text:c="4"/>p ← g.first</text:p>
      <text:p text:style-name="P2"><text:s text:c="4"/>while p ≠ NIL do</text:p>
      <text:p text:style-name="P2"><text:s text:c="8"/>if p.id = x then return p</text:p>
      <text:p text:style-name="P2"><text:s text:c="8"/>p ← p.next</text:p>
      <text:p text:style-name="P2"><text:s text:c="4"/>return NIL</text:p>
      <text:p text:style-name="P2"/>
      <text:p text:style-name="P2">function searchEdge(g: Graph, prec: integer, succ: integer) → AdrSuccNode</text:p>
      <text:p text:style-name="P2"><text:s text:c="4"/>p ← searchNode(g, prec)</text:p>
      <text:p text:style-name="P2"><text:s text:c="4"/>if p = NIL then return NIL</text:p>
      <text:p text:style-name="P2"><text:s text:c="4"/>q ← p.trail</text:p>
      <text:p text:style-name="P2"><text:s text:c="4"/>while q ≠ NIL do</text:p>
      <text:p text:style-name="P2"><text:s text:c="8"/>if q.succ.id = succ then return q</text:p>
      <text:p text:style-name="P2"><text:s text:c="8"/>q ← q.next</text:p>
      <text:p text:style-name="P2"><text:s text:c="4"/>return NIL</text:p>
      <text:p text:style-name="P2"/>
      <text:p text:style-name="P2">procedure insertNode(input/output g: Graph, input x: integer, output pn: AdrNode)</text:p>
      <text:p text:style-name="P2"><text:s text:c="4"/>pn ← newGraphNode(x)</text:p>
      <text:p text:style-name="P2"><text:s text:c="4"/>if pn ≠ NIL then</text:p>
      <text:p text:style-name="P2"><text:s text:c="8"/>if g.first = NIL then</text:p>
      <text:p text:style-name="P2"><text:s text:c="12"/>g.first ← pn</text:p>
      <text:p text:style-name="P2"><text:s text:c="8"/>else</text:p>
      <text:p text:style-name="P2"><text:s text:c="12"/>p ← g.first</text:p>
      <text:p text:style-name="P2"><text:s text:c="12"/>while p.next ≠ NIL do</text:p>
      <text:p text:style-name="P2"><text:s text:c="16"/>p ← p.next</text:p>
      <text:p text:style-name="P2"><text:s text:c="12"/>p.next ← pn</text:p>
      <text:p text:style-name="P2"/>
      <text:p text:style-name="P2">procedure insertEdge(input/output g: Graph, input prec, succ: integer)</text:p>
      <text:p text:style-name="P2"><text:s text:c="4"/>nPrec ← searchNode(g, prec)</text:p>
      <text:p text:style-name="P2"><text:s text:c="4"/>if nPrec = NIL then</text:p>
      <text:p text:style-name="P2"><text:s text:c="8"/>insertNode(g, prec, nPrec)</text:p>
      <text:p text:style-name="P2"/>
      <text:p text:style-name="P2"><text:s text:c="4"/>nSucc ← searchNode(g, succ)</text:p>
      <text:p text:style-name="P2"><text:s text:c="4"/>if nSucc = NIL then</text:p>
      <text:p text:style-name="P2"><text:s text:c="8"/>insertNode(g, succ, nSucc)</text:p>
      <text:p text:style-name="P2"/>
      <text:p text:style-name="P2"><text:s text:c="4"/>if searchEdge(g, prec, succ) ≠ NIL then return</text:p>
      <text:p text:style-name="P2"/>
      <text:p text:style-name="P2"><text:s text:c="4"/>edge ← newSuccNode(nSucc)</text:p>
      <text:p text:style-name="P2"><text:s text:c="4"/>if nPrec.trail = NIL then</text:p>
      <text:p text:style-name="P2"><text:s text:c="8"/>nPrec.trail ← edge</text:p>
      <text:p text:style-name="P2"><text:s text:c="4"/>else</text:p>
      <text:p text:style-name="P2"><text:s text:c="8"/>q ← nPrec.trail</text:p>
      <text:p text:style-name="P2"><text:s text:c="8"/>while q.next ≠ NIL do</text:p>
      <text:p text:style-name="P2"><text:s text:c="12"/>q ← q.next</text:p>
      <text:p text:style-name="P2"><text:s text:c="8"/>q.next ← edge</text:p>
      <text:p text:style-name="P2"><text:s text:c="4"/>nSucc.nPred ← nSucc.nPred + 1</text:p>
      <text:p text:style-name="P2"/>
      <text:p text:style-name="P2">procedure insertNode(input/output g: Graph, input x: integer, output pn: AdrNode)</text:p>
      <text:p text:style-name="P2"><text:s text:c="4"/>pn ← newGraphNode(x)</text:p>
      <text:p text:style-name="P2"><text:soft-page-break/><text:s text:c="4"/>if pn ≠ NIL then</text:p>
      <text:p text:style-name="P2"><text:s text:c="8"/>if g.first = NIL then</text:p>
      <text:p text:style-name="P2"><text:s text:c="12"/>g.first ← pn</text:p>
      <text:p text:style-name="P2"><text:s text:c="8"/>else</text:p>
      <text:p text:style-name="P2"><text:s text:c="12"/>p ← g.first</text:p>
      <text:p text:style-name="P2"><text:s text:c="12"/>while p.next ≠ NIL do</text:p>
      <text:p text:style-name="P2"><text:s text:c="16"/>p ← p.next</text:p>
      <text:p text:style-name="P2"><text:s text:c="12"/>p.next ← pn</text:p>
      <text:p text:style-name="P2"/>
      <text:p text:style-name="P2">procedure insertEdge(input/output g: Graph, input prec, succ: integer)</text:p>
      <text:p text:style-name="P2"><text:s text:c="4"/>nPrec ← searchNode(g, prec)</text:p>
      <text:p text:style-name="P2"><text:s text:c="4"/>if nPrec = NIL then</text:p>
      <text:p text:style-name="P2"><text:s text:c="8"/>insertNode(g, prec, nPrec)</text:p>
      <text:p text:style-name="P2"/>
      <text:p text:style-name="P2"><text:s text:c="4"/>nSucc ← searchNode(g, succ)</text:p>
      <text:p text:style-name="P2"><text:s text:c="4"/>if nSucc = NIL then</text:p>
      <text:p text:style-name="P2"><text:s text:c="8"/>insertNode(g, succ, nSucc)</text:p>
      <text:p text:style-name="P2"/>
      <text:p text:style-name="P2"><text:s text:c="4"/>if searchEdge(g, prec, succ) ≠ NIL then return</text:p>
      <text:p text:style-name="P2"/>
      <text:p text:style-name="P2"><text:s text:c="4"/>edge ← newSuccNode(nSucc)</text:p>
      <text:p text:style-name="P2"><text:s text:c="4"/>if nPrec.trail = NIL then</text:p>
      <text:p text:style-name="P2"><text:s text:c="8"/>nPrec.trail ← edge</text:p>
      <text:p text:style-name="P2"><text:s text:c="4"/>else</text:p>
      <text:p text:style-name="P2"><text:s text:c="8"/>q ← nPrec.trail</text:p>
      <text:p text:style-name="P2"><text:s text:c="8"/>while q.next ≠ NIL do</text:p>
      <text:p text:style-name="P2"><text:s text:c="12"/>q ← q.next</text:p>
      <text:p text:style-name="P2"><text:s text:c="8"/>q.next ← edge</text:p>
      <text:p text:style-name="P2"><text:s text:c="4"/>nSucc.nPred ← nSucc.nPred + 1</text:p>
      <text:p text:style-name="P2"/>
      <text:p text:style-name="P2">procedure deleteNode(input/output g: Graph, input x: integer)</text:p>
      <text:p text:style-name="P2"><text:s text:c="4"/>nodeX ← searchNode(g, x)</text:p>
      <text:p text:style-name="P2"><text:s text:c="4"/>if nodeX = NIL then return</text:p>
      <text:p text:style-name="P2"/>
      <text:p text:style-name="P2"><text:s text:c="4"/>{ Hapus semua edge keluar dari nodeX }</text:p>
      <text:p text:style-name="P2"><text:s text:c="4"/>q ← nodeX.trail</text:p>
      <text:p text:style-name="P2"><text:s text:c="4"/>while q ≠ NIL do</text:p>
      <text:p text:style-name="P2"><text:s text:c="8"/>temp ← q</text:p>
      <text:p text:style-name="P2"><text:s text:c="8"/>q ← q.next</text:p>
      <text:p text:style-name="P2"><text:s text:c="8"/>if temp.succ ≠ NIL then</text:p>
      <text:p text:style-name="P2"><text:s text:c="12"/>temp.succ.nPred ← temp.succ.nPred - 1</text:p>
      <text:p text:style-name="P2"><text:s text:c="8"/>deallocSuccNode(temp)</text:p>
      <text:p text:style-name="P2"><text:s text:c="4"/>nodeX.trail ← NIL</text:p>
      <text:p text:style-name="P2"/>
      <text:p text:style-name="P2"><text:s text:c="4"/>{ Hapus semua edge masuk ke nodeX dari node lain }</text:p>
      <text:p text:style-name="P2"><text:s text:c="4"/>p ← g.first</text:p>
      <text:p text:style-name="P2"><text:s text:c="4"/>while p ≠ NIL do</text:p>
      <text:p text:style-name="P2"><text:s text:c="8"/>if p ≠ nodeX then</text:p>
      <text:p text:style-name="P2"><text:s text:c="12"/>trail ← p.trail</text:p>
      <text:p text:style-name="P2"><text:s text:c="12"/>prev ← NIL</text:p>
      <text:p text:style-name="P2"><text:s text:c="12"/>while trail ≠ NIL do</text:p>
      <text:p text:style-name="P2"><text:soft-page-break/><text:s text:c="16"/>if trail.succ = nodeX then</text:p>
      <text:p text:style-name="P2"><text:s text:c="20"/>if prev = NIL then</text:p>
      <text:p text:style-name="P2"><text:s text:c="24"/>p.trail ← trail.next</text:p>
      <text:p text:style-name="P2"><text:s text:c="20"/>else</text:p>
      <text:p text:style-name="P2"><text:s text:c="24"/>prev.next ← trail.next</text:p>
      <text:p text:style-name="P2"><text:s text:c="20"/>temp ← trail</text:p>
      <text:p text:style-name="P2"><text:s text:c="20"/>trail ← trail.next</text:p>
      <text:p text:style-name="P2"><text:s text:c="20"/>deallocSuccNode(temp)</text:p>
      <text:p text:style-name="P2"><text:s text:c="16"/>else</text:p>
      <text:p text:style-name="P2"><text:s text:c="20"/>prev ← trail</text:p>
      <text:p text:style-name="P2"><text:s text:c="20"/>trail ← trail.next</text:p>
      <text:p text:style-name="P2"><text:s text:c="8"/>p ← p.next</text:p>
      <text:p text:style-name="P2"/>
      <text:p text:style-name="P2"><text:s text:c="4"/>{ Hapus nodeX dari list simpul }</text:p>
      <text:p text:style-name="P2"><text:s text:c="4"/>p ← g.first</text:p>
      <text:p text:style-name="P2"><text:s text:c="4"/>prev ← NIL</text:p>
      <text:p text:style-name="P2"><text:s text:c="4"/>while p ≠ nodeX do</text:p>
      <text:p text:style-name="P2"><text:s text:c="8"/>prev ← p</text:p>
      <text:p text:style-name="P2"><text:s text:c="8"/>p ← p.next</text:p>
      <text:p text:style-name="P2"/>
      <text:p text:style-name="P2"><text:s text:c="4"/>if prev = NIL then</text:p>
      <text:p text:style-name="P2"><text:s text:c="8"/>g.first ← nodeX.next</text:p>
      <text:p text:style-name="P2"><text:s text:c="4"/>else</text:p>
      <text:p text:style-name="P2"><text:s text:c="8"/>prev.next ← nodeX.next</text:p>
      <text:p text:style-name="P2"><text:s text:c="4"/>deallocGraphNode(nodeX)</text:p>
      <text:p text:style-name="P2"/>
      <text:p text:style-name="P2">procedure printGraph(input g: Graph)</text:p>
      <text:p text:style-name="P2"><text:s text:c="4"/>if g.first = NIL then</text:p>
      <text:p text:style-name="P2"><text:s text:c="8"/>cetak "Graph kosong"</text:p>
      <text:p text:style-name="P2"><text:s text:c="8"/>return</text:p>
      <text:p text:style-name="P2"><text:s text:c="4"/>p ← g.first</text:p>
      <text:p text:style-name="P2"><text:s text:c="4"/>while p ≠ NIL do</text:p>
      <text:p text:style-name="P2"><text:s text:c="8"/>cetak p.id</text:p>
      <text:p text:style-name="P2"><text:s text:c="8"/>q ← p.trail</text:p>
      <text:p text:style-name="P2"><text:s text:c="8"/>while q ≠ NIL do</text:p>
      <text:p text:style-name="P2"><text:s text:c="12"/>cetak " -&gt; ", q.succ.id</text:p>
      <text:p text:style-name="P2"><text:s text:c="12"/>q ← q.next</text:p>
      <text:p text:style-name="P2"><text:s text:c="8"/>cetak newline</text:p>
      <text:p text:style-name="P4"><text:s text:c="8"/>p ← p.next</text:p>
      <text:p text:style-name="P5"><text:span text:style-name="T2">1 → 2 → 5</text:span></text:p>
      <text:p text:style-name="P5"><text:span text:style-name="T2">2 → .. ..</text:span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3T19:59:28.785578253</meta:creation-date>
    <dc:date>2025-06-20T20:35:14.954201655</dc:date>
    <meta:editing-duration>PT9M1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4" meta:paragraph-count="165" meta:word-count="691" meta:character-count="4820" meta:non-whitespace-character-count="3171"/>
  </office:meta>
</office:document-meta>
</file>